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Zuprüfendepunkte" style:family="table">
      <style:table-properties style:width="16.933cm" fo:margin-left="0.074cm" table:align="left"/>
    </style:style>
    <style:style style:name="Zuprüfendepunkte.A" style:family="table-column">
      <style:table-column-properties style:column-width="5.609cm"/>
    </style:style>
    <style:style style:name="Zuprüfendepunkte.B" style:family="table-column">
      <style:table-column-properties style:column-width="5.652cm"/>
    </style:style>
    <style:style style:name="Zuprüfendepunkte.C" style:family="table-column">
      <style:table-column-properties style:column-width="5.673cm"/>
    </style:style>
    <style:style style:name="Zuprüfendepunkte.A1" style:family="table-cell">
      <style:table-cell-properties style:writing-mode="page"/>
    </style:style>
    <style:style style:name="P1" style:family="paragraph" style:parent-style-name="Standard">
      <style:text-properties officeooo:paragraph-rsid="001c3b8b"/>
    </style:style>
    <style:style style:name="P2" style:family="paragraph" style:parent-style-name="Table_20_Contents">
      <style:text-properties officeooo:paragraph-rsid="001c3b8b"/>
    </style:style>
    <style:style style:name="P3" style:family="paragraph" style:parent-style-name="Table_20_Contents">
      <style:text-properties officeooo:rsid="00180e66" officeooo:paragraph-rsid="001c3b8b"/>
    </style:style>
    <style:style style:name="P4" style:family="paragraph" style:parent-style-name="Text_20_body">
      <style:text-properties officeooo:rsid="00180e66" officeooo:paragraph-rsid="001c3b8b"/>
    </style:style>
    <style:style style:name="P5" style:family="paragraph" style:parent-style-name="Table_20_Contents">
      <style:text-properties officeooo:rsid="0019128f" officeooo:paragraph-rsid="001c3b8b"/>
    </style:style>
    <style:style style:name="P6" style:family="paragraph" style:parent-style-name="Text_20_body">
      <style:text-properties officeooo:rsid="0019128f" officeooo:paragraph-rsid="001c3b8b"/>
    </style:style>
    <style:style style:name="P7" style:family="paragraph" style:parent-style-name="Text_20_body">
      <style:text-properties officeooo:rsid="0013a300" officeooo:paragraph-rsid="001c3b8b"/>
    </style:style>
    <style:style style:name="P8" style:family="paragraph" style:parent-style-name="Text_20_body">
      <style:text-properties fo:font-weight="bold" officeooo:rsid="0011b5d2" officeooo:paragraph-rsid="001c3b8b" style:font-weight-asian="bold" style:font-weight-complex="bold"/>
    </style:style>
    <style:style style:name="P9" style:family="paragraph" style:parent-style-name="Table_20_Heading">
      <style:text-properties officeooo:rsid="001cf01e" officeooo:paragraph-rsid="001cf01e"/>
    </style:style>
    <style:style style:name="P10" style:family="paragraph" style:parent-style-name="Table_20_Heading">
      <style:text-properties officeooo:rsid="001c9fda" officeooo:paragraph-rsid="001cf01e"/>
    </style:style>
    <style:style style:name="T1" style:family="text">
      <style:text-properties fo:font-variant="normal" fo:text-transform="none" fo:color="#292929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his checklist is based on the document “OPS-1.2.6 NTP Time Synchronization” from the BSI Basic Protection Manual.</text:p>
      <text:p text:style-name="Text_20_body">It deals with general security guidelines for operating an NTP infrastructure. The questionnaire only addresses the sections relevant to the operation of a Samba domain controller.</text:p>
      <table:table table:name="Zuprüfendepunkte" table:style-name="Zuprüfendepunkte">
        <table:table-column table:style-name="Zuprüfendepunkte.A"/>
        <table:table-column table:style-name="Zuprüfendepunkte.B"/>
        <table:table-column table:style-name="Zuprüfendepunkte.C"/>
        <table:table-header-rows>
          <table:table-row>
            <table:table-cell table:style-name="Zuprüfendepunkte.A1" office:value-type="string">
              <text:p text:style-name="P8">Setting to be checked</text:p>
            </table:table-cell>
            <table:table-cell table:style-name="Zuprüfendepunkte.A1" office:value-type="string">
              <text:p text:style-name="P9">Target</text:p>
            </table:table-cell>
            <table:table-cell table:style-name="Zuprüfendepunkte.A1" office:value-type="string">
              <text:p text:style-name="P10">Actual</text:p>
            </table:table-cell>
          </table:table-row>
        </table:table-header-rows>
        <table:table-row>
          <table:table-cell table:style-name="Zuprüfendepunkte.A1" office:value-type="string">
            <text:p text:style-name="P3">Safety<text:span text:style-name="T1"> </text:span>check<text:span text:style-name="T1"> </text:span>of<text:span text:style-name="T1"> </text:span>external<text:span text:style-name="T1"> </text:span>time<text:span text:style-name="T1"> </text:span>sources</text:p>
          </table:table-cell>
          <table:table-cell table:style-name="Zuprüfendepunkte.A1" office:value-type="string">
            <text:p text:style-name="P3">The<text:span text:style-name="T1"> </text:span>internal<text:span text:style-name="T1"> </text:span>time<text:span text:style-name="T1"> </text:span>server<text:span text:style-name="T1"> </text:span>of<text:span text:style-name="T1"> </text:span>the<text:span text:style-name="T1"> </text:span>domain<text:span text:style-name="T1"> </text:span>controller<text:span text:style-name="T1"> </text:span>may<text:span text:style-name="T1"> </text:span>only<text:span text:style-name="T1"> </text:span>use<text:span text:style-name="T1"> </text:span>secure<text:span text:style-name="T1"> </text:span>sources<text:span text:style-name="T1"> </text:span>for<text:span text:style-name="T1"> </text:span>synchronization.</text:p>
          </table:table-cell>
          <table:table-cell table:style-name="Zuprüfendepunkte.A1" office:value-type="string">
            <text:p text:style-name="P2"/>
          </table:table-cell>
        </table:table-row>
        <table:table-row>
          <table:table-cell table:style-name="Zuprüfendepunkte.A1" office:value-type="string">
            <text:p text:style-name="P4">Secure configuration of the time server</text:p>
            <text:p text:style-name="P3"/>
          </table:table-cell>
          <table:table-cell table:style-name="Zuprüfendepunkte.A1" office:value-type="string">
            <text:p text:style-name="P4">Make sure that only the domain controller running the time server has access. Access must be restricted via the configuration.</text:p>
          </table:table-cell>
          <table:table-cell table:style-name="Zuprüfendepunkte.A1" office:value-type="string">
            <text:p text:style-name="P2"/>
          </table:table-cell>
        </table:table-row>
        <table:table-row>
          <table:table-cell table:style-name="Zuprüfendepunkte.A1" office:value-type="string">
            <text:p text:style-name="P3">Protecting clients from incorrect time information</text:p>
          </table:table-cell>
          <table:table-cell table:style-name="Zuprüfendepunkte.A1" office:value-type="string">
            <text:p text:style-name="P4">It is important to ensure that the time server signs the packets to the clients via the socket provided for this purpose.</text:p>
          </table:table-cell>
          <table:table-cell table:style-name="Zuprüfendepunkte.A1" office:value-type="string">
            <text:p text:style-name="P2"/>
          </table:table-cell>
        </table:table-row>
        <table:table-row>
          <table:table-cell table:style-name="Zuprüfendepunkte.A1" office:value-type="string">
            <text:p text:style-name="P6">Redundantly provided time servers</text:p>
            <text:p text:style-name="P5"/>
          </table:table-cell>
          <table:table-cell table:style-name="Zuprüfendepunkte.A1" office:value-type="string">
            <text:p text:style-name="P6">In an Active Directory domain, more than one secure time server should always be provided.</text:p>
            <text:p text:style-name="Text_20_body"/>
            <text:p text:style-name="P5"/>
          </table:table-cell>
          <table:table-cell table:style-name="Zuprüfendepunkte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6:39:22.743913447</meta:creation-date>
    <meta:generator>LibreOffice/24.2.7.2$Linux_X86_64 LibreOffice_project/420$Build-2</meta:generator>
    <dc:date>2025-07-31T16:46:49.890965579</dc:date>
    <meta:editing-duration>PT5M46S</meta:editing-duration>
    <meta:editing-cycles>2</meta:editing-cycles>
    <meta:document-statistic meta:table-count="1" meta:image-count="0" meta:object-count="0" meta:page-count="1" meta:paragraph-count="13" meta:word-count="143" meta:character-count="921" meta:non-whitespace-character-count="791"/>
  </office:meta>
</office:document-meta>
</file>